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6.58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7.4cm" svg:height="9.947cm" svg:x="0.4cm" svg:y="0.4cm" presentation:class="title" presentation:user-transformed="true">
          <draw:text-box>
            <text:p><text:span text:style-name="T1">Drill 2</text:span><text:line-break/><text:line-break/><text:span text:style-name="T2">By- Anmol Nagpal</text:span><text:span text:style-name="T2"><text:line-break/></text:span><text:span text:style-name="T2">18csu023</text:span><text:span text:style-name="T2"><text:line-break/></text:span><text:span text:style-name="T2">CS-1A</text:span><text:span text:style-name="T2"><text:line-break/></text:span><text:line-break/><text:span text:style-name="T3">You have to create an application that generates report cards of students in a University exam. How would you plan the solution of this problem using: object oriented approach</text:span></text:p>
          </draw:text-box>
        </draw:frame>
        <draw:frame presentation:style-name="pr2" draw:text-style-name="P2" draw:layer="layout" svg:width="25.199cm" svg:height="12.179cm" svg:x="1.601cm" svg:y="12cm" presentation:class="subtitle" presentation:user-transformed="true">
          <draw:text-box>
            <text:p text:style-name="P1"><text:span text:style-name="T4">Create a class Report</text:span></text:p>
            <text:p text:style-name="P1"><text:span text:style-name="T4"/></text:p>
            <text:p text:style-name="P1"><text:span text:style-name="T4">This class has certain </text:span></text:p>
            <text:p text:style-name="P1"><text:span text:style-name="T4">1) State of entities defined by </text:span><text:span text:style-name="T5">data members</text:span><text:span text:style-name="T4"> – name, roll no. , marks , result</text:span></text:p>
            <text:p text:style-name="P1"><text:span text:style-name="T4"/></text:p>
            <text:p text:style-name="P1"><text:span text:style-name="T4">2)Behieveour of entities defined by </text:span><text:span text:style-name="T5">member functions </text:span><text:span text:style-name="T4">– Pass, fail.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polygon draw:style-name="gr1" draw:text-style-name="P3" draw:layer="layout" svg:width="27.999cm" svg:height="0.399cm" svg:x="0cm" svg:y="11cm" svg:viewBox="0 0 28000 400" draw:points="0,400 28000,400 27600,400 28000,0 28000,200">
          <text:p/>
        </draw:polygon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4" draw:text-style-name="P1" draw:layer="layout" svg:width="25.199cm" svg:height="21.523cm" svg:x="0.8cm" svg:y="0.8cm" presentation:class="title" presentation:user-transformed="true">
          <draw:text-box>
            <text:p text:style-name="P1"><text:span text:style-name="T4">Class Report</text:span><text:span text:style-name="T4"><text:line-break/></text:span><text:span text:style-name="T4">{</text:span><text:span text:style-name="T4"><text:line-break/></text:span><text:span text:style-name="T4">char name;</text:span><text:span text:style-name="T4"><text:line-break/></text:span><text:span text:style-name="T4">int roll_num,marks;</text:span><text:span text:style-name="T4"><text:line-break/></text:span><text:span text:style-name="T4">boolean result;</text:span><text:span text:style-name="T4"><text:line-break/></text:span><text:span text:style-name="T4">void resultpass()</text:span><text:span text:style-name="T4"><text:line-break/></text:span><text:span text:style-name="T4">{</text:span><text:span text:style-name="T4"><text:line-break/></text:span><text:span text:style-name="T4">result=1;</text:span><text:span text:style-name="T4"><text:line-break/></text:span><text:span text:style-name="T4">}</text:span><text:span text:style-name="T4"><text:line-break/></text:span><text:span text:style-name="T4">void resultfail()</text:span><text:span text:style-name="T4"><text:line-break/></text:span><text:span text:style-name="T4">{</text:span><text:span text:style-name="T4"><text:line-break/></text:span><text:span text:style-name="T4">result=0;</text:span><text:span text:style-name="T4"><text:line-break/></text:span><text:span text:style-name="T4">}</text:span><text:span text:style-name="T4"><text:line-break/></text:span><text:span text:style-name="T4">}</text:span><text:span text:style-name="T4"><text:line-break/></text:span><text:span text:style-name="T4"><text:line-break/></text:span><text:span text:style-name="T4">Above is a class created report . Since it focuses on data to be processed and defines steps around the data hence solved using object oriented approach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0:47:10.376346198</meta:creation-date>
    <dc:date>2019-01-15T01:10:10.063679827</dc:date>
    <meta:editing-duration>PT23M</meta:editing-duration>
    <meta:editing-cycles>1</meta:editing-cycles>
    <meta:document-statistic meta:object-count="29"/>
    <meta:generator>LibreOffice/5.1.6.2$Linux_X86_64 LibreOffice_project/10m0$Build-2</meta:generator>
  </office:meta>
</office:document-meta>
</file>